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F000001908335CA964574FB1A.png" manifest:media-type="image/png"/>
  <manifest:file-entry manifest:full-path="Pictures/10000201000000E1000000E1F08CE74DFF81AF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5.952cm" svg:height="5.952cm" svg:x="20.448cm" svg:y="7.5cm">
          <draw:image xlink:href="Pictures/10000201000000E1000000E1F08CE74DFF81AF7E.png" xlink:type="simple" xlink:show="embed" xlink:actuate="onLoad">
            <text:p text:style-name="P1">WEB-1234</text:p>
          </draw:image>
        </draw:frame>
        <draw:frame draw:style-name="gr2" draw:text-style-name="P2" draw:layer="layout" svg:width="10.291cm" svg:height="5.6cm" svg:x="8.3cm" svg:y="7.6cm">
          <draw:image xlink:href="Pictures/10000201000002DF000001908335CA964574FB1A.png" xlink:type="simple" xlink:show="embed" xlink:actuate="onLoad">
            <text:p/>
          </draw:image>
        </draw:frame>
        <draw:line draw:style-name="gr3" draw:text-style-name="P2" draw:layer="layout" svg:x1="1.5cm" svg:y1="10.2cm" svg:x2="11.1cm" svg:y2="10.3cm">
          <text:p text:style-name="P1">task-1234.project.team.dev</text:p>
        </draw:line>
        <draw:line draw:style-name="gr4" draw:text-style-name="P2" draw:layer="layout" svg:x1="15.7cm" svg:y1="10.3cm" svg:x2="20.8cm" svg:y2="10.3cm">
          <text:p/>
        </draw:line>
        <draw:frame draw:style-name="gr1" draw:text-style-name="P2" draw:layer="layout" svg:width="5.952cm" svg:height="5.952cm" svg:x="15cm" svg:y="14cm">
          <draw:image xlink:href="Pictures/10000201000000E1000000E1F08CE74DFF81AF7E.png" xlink:type="simple" xlink:show="embed" xlink:actuate="onLoad">
            <text:p text:style-name="P1">WEB-123</text:p>
          </draw:image>
        </draw:frame>
        <draw:frame draw:style-name="gr1" draw:text-style-name="P2" draw:layer="layout" svg:width="5.952cm" svg:height="5.952cm" svg:x="16.3cm" svg:y="1.048cm">
          <draw:image xlink:href="Pictures/10000201000000E1000000E1F08CE74DFF81AF7E.png" xlink:type="simple" xlink:show="embed" xlink:actuate="onLoad">
            <text:p text:style-name="P1">WEB-12345</text:p>
          </draw:image>
        </draw:frame>
        <draw:frame draw:style-name="gr1" draw:text-style-name="P2" draw:layer="layout" svg:width="5.952cm" svg:height="5.952cm" svg:x="22.9cm" svg:y="13.948cm">
          <draw:image xlink:href="Pictures/10000201000000E1000000E1F08CE74DFF81AF7E.png" xlink:type="simple" xlink:show="embed" xlink:actuate="onLoad">
            <text:p text:style-name="P1">DB</text:p>
          </draw:image>
        </draw:frame>
        <draw:line draw:style-name="gr4" draw:text-style-name="P2" draw:layer="layout" svg:x1="14.6cm" svg:y1="12.3cm" svg:x2="17.1cm" svg:y2="15.5cm">
          <text:p/>
        </draw:line>
        <draw:line draw:style-name="gr4" draw:text-style-name="P2" draw:layer="layout" svg:x1="14.6cm" svg:y1="8.5cm" svg:x2="17.2cm" svg:y2="5.3cm">
          <text:p/>
        </draw:line>
        <draw:line draw:style-name="gr4" draw:text-style-name="P2" draw:layer="layout" svg:x1="20.8cm" svg:y1="16.5cm" svg:x2="23.5cm" svg:y2="16.5cm">
          <text:p/>
        </draw:line>
        <draw:line draw:style-name="gr3" draw:text-style-name="P2" draw:layer="layout" svg:x1="1.5cm" svg:y1="9.1cm" svg:x2="11.1cm" svg:y2="9.2cm">
          <text:p text:style-name="P1">task-123.project.team.dev</text:p>
        </draw:line>
        <draw:line draw:style-name="gr3" draw:text-style-name="P2" draw:layer="layout" svg:x1="1.5cm" svg:y1="11.4cm" svg:x2="11.1cm" svg:y2="11.5cm">
          <text:p text:style-name="P1">task-12345.project.team.dev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23:44:22.512482509</meta:creation-date>
    <dc:date>2020-11-02T17:54:06.486743210</dc:date>
    <meta:editing-duration>PT24M36S</meta:editing-duration>
    <meta:editing-cycles>5</meta:editing-cycles>
    <meta:generator>LibreOffice/6.0.7.3$Linux_X86_64 LibreOffice_project/00m0$Build-3</meta:generator>
    <meta:document-statistic meta:object-count="12"/>
  </office:meta>
</office:document-meta>
</file>